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style:paragraph-properties fo:line-height="100%"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1cm" fo:margin-bottom="0.1cm" fo:line-height="100%" fo:text-align="end" fo:text-indent="0cm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margin-left="0cm" fo:margin-right="-0.128cm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'Microsoft YaHei'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747cm" svg:height="2.159cm" svg:x="7.096cm" svg:y="1.254cm">
          <text:p text:style-name="P1"><text:span text:style-name="T1">Include:</text:span></text:p>
          <text:p text:style-name="P1"><text:span text:style-name="T1">Wire</text:span></text:p>
          <text:p text:style-name="P1"><text:span text:style-name="T1">SPI</text:span></text:p>
          <text:p text:style-name="P1"><text:span text:style-name="T1">RADIOFH_B</text:span></text:p>
          <text:p text:style-name="P1"><text:span text:style-name="T1">MsTimer2</text:span></text:p>
          <text:p text:style-name="P1"><text:span text:style-name="T1">CC1101_CC1190_33cm_gfsk_2401_2884_Man_P26dbm</text:span></text:p>
        </draw:rect>
        <draw:line draw:style-name="gr2" draw:text-style-name="P3" draw:layer="layout" svg:x1="10.906cm" svg:y1="3.413cm" svg:x2="10.906cm" svg:y2="4.048cm">
          <text:p/>
        </draw:line>
        <draw:rect draw:style-name="gr1" draw:text-style-name="P2" draw:layer="layout" svg:width="3.085cm" svg:height="3.556cm" svg:x="9.345cm" svg:y="4.048cm">
          <text:p text:style-name="P1"><text:span text:style-name="T1">Initializing:</text:span></text:p>
          <text:p text:style-name="P1"><text:span text:style-name="T1">packet_length= 30</text:span></text:p>
          <text:p text:style-name="P1"><text:span text:style-name="T1">channel= 0</text:span></text:p>
          <text:p text:style-name="P1"><text:span text:style-name="T1">period= 5000</text:span></text:p>
          <text:p text:style-name="P1"><text:span text:style-name="T1">i (byte)</text:span></text:p>
          <text:p text:style-name="P1"><text:span text:style-name="T1">rcvdFlag (boolean) </text:span></text:p>
          <text:p text:style-name="P1"><text:span text:style-name="T1">index (byte)</text:span></text:p>
          <text:p text:style-name="P1"><text:span text:style-name="T1">intFlag (boolean)</text:span></text:p>
          <text:p text:style-name="P1"><text:span text:style-name="T1">rssi (int)</text:span></text:p>
          <text:p text:style-name="P1"><text:span text:style-name="T1">numMissed (int)</text:span></text:p>
          <text:p text:style-name="P1"><text:span text:style-name="T1">txMsg (String)</text:span></text:p>
        </draw:rect>
        <draw:rect draw:style-name="gr3" draw:text-style-name="P5" draw:layer="layout" svg:width="5.461cm" svg:height="2.413cm" svg:x="8.239cm" svg:y="9.763cm">
          <text:p text:style-name="P4"><text:span text:style-name="T2"/></text:p>
          <text:p text:style-name="P4"><text:span text:style-name="T2">intFlag= false</text:span></text:p>
          <text:p text:style-name="P4"><text:span text:style-name="T2">rcvdFlag=true</text:span></text:p>
          <text:p text:style-name="P4"><text:span text:style-name="T2">index=0</text:span></text:p>
          <text:p text:style-name="P4"><text:span text:style-name="T2">numMissed=0</text:span></text:p>
          <text:p text:style-name="P4"><text:span text:style-name="T2">txMsg= “WB9SKY Remote Base Control”</text:span></text:p>
        </draw:rect>
        <draw:custom-shape draw:style-name="gr4" draw:text-style-name="P6" draw:layer="layout" svg:width="3.048cm" svg:height="1.016cm" svg:x="9.255cm" svg:y="15.732cm">
          <text:p text:style-name="P4"><text:span text:style-name="T2">If</text:span></text:p>
          <text:p text:style-name="P4"><text:span text:style-name="T2">int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8" draw:layer="layout" svg:width="0.635cm" svg:height="0.635cm" svg:x="10.779cm" svg:y="17.002cm">
          <text:p text:style-name="P4"><text:span text:style-name="T3">T</text:span></text:p>
          <text:p text:style-name="P7"><text:span text:style-name="T4"/></text:p>
        </draw:rect>
        <draw:line draw:style-name="gr6" draw:text-style-name="P3" draw:layer="layout" svg:x1="16.748cm" svg:y1="16.24cm" svg:x2="12.303cm" svg:y2="16.24cm">
          <text:p/>
        </draw:line>
        <draw:rect draw:style-name="gr1" draw:text-style-name="P6" draw:layer="layout" svg:width="5.969cm" svg:height="1.397cm" svg:x="7.858cm" svg:y="17.51cm">
          <text:p text:style-name="P1"><text:span text:style-name="T2">CC1101.SendData(Pkt_Buffer,packet_length)</text:span></text:p>
          <text:p text:style-name="P1"><text:span text:style-name="T2"><text:s/></text:span><text:span text:style-name="T2">delayMicroseconds(100)</text:span></text:p>
          <text:p text:style-name="P1"><text:span text:style-name="T2"><text:s text:c="4"/></text:span><text:span text:style-name="T2">CC1101.SetReceive()</text:span></text:p>
        </draw:rect>
        <draw:rect draw:style-name="gr5" draw:text-style-name="P8" draw:layer="layout" svg:width="1.016cm" svg:height="0.889cm" svg:x="16.494cm" svg:y="18.526cm">
          <text:p text:style-name="P4"><text:span text:style-name="T3">F</text:span></text:p>
          <text:p text:style-name="P7"><text:span text:style-name="T4"/></text:p>
        </draw:rect>
        <draw:line draw:style-name="gr2" draw:text-style-name="P3" draw:layer="layout" svg:x1="10.779cm" svg:y1="18.907cm" svg:x2="10.779cm" svg:y2="19.669cm">
          <text:p/>
        </draw:line>
        <draw:custom-shape draw:style-name="gr4" draw:text-style-name="P6" draw:layer="layout" svg:width="3.302cm" svg:height="1.27cm" svg:x="9.128cm" svg:y="19.669cm">
          <text:p text:style-name="P4"><text:span text:style-name="T2">If</text:span></text:p>
          <text:p text:style-name="P4"><text:span text:style-name="T2">!rcvd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6" draw:layer="layout" svg:width="2.413cm" svg:height="0.889cm" svg:x="9.509cm" svg:y="22.082cm">
          <text:p text:style-name="P4"><text:span text:style-name="T2">Print “!”</text:span></text:p>
          <text:p text:style-name="P4"><text:span text:style-name="T2">numMissed++</text:span></text:p>
        </draw:rect>
        <draw:line draw:style-name="gr2" draw:text-style-name="P3" draw:layer="layout" svg:x1="10.779cm" svg:y1="22.971cm" svg:x2="10.779cm" svg:y2="23.86cm">
          <text:p/>
        </draw:line>
        <draw:rect draw:style-name="gr1" draw:text-style-name="P6" draw:layer="layout" svg:width="2.921cm" svg:height="1.143cm" svg:x="9.382cm" svg:y="23.86cm">
          <text:p text:style-name="P4"><text:span text:style-name="T2">rcvdFlag= false</text:span></text:p>
          <text:p text:style-name="P4"><text:span text:style-name="T2">intFlag= false</text:span></text:p>
        </draw:rect>
        <draw:line draw:style-name="gr6" draw:text-style-name="P3" draw:layer="layout" svg:x1="5.318cm" svg:y1="15.478cm" svg:x2="5.318cm" svg:y2="29.702cm">
          <text:p/>
        </draw:line>
        <draw:line draw:style-name="gr2" draw:text-style-name="P3" draw:layer="layout" svg:x1="5.318cm" svg:y1="15.478cm" svg:x2="10.906cm" svg:y2="15.478cm">
          <text:p/>
        </draw:line>
        <draw:custom-shape draw:style-name="gr4" draw:text-style-name="P6" draw:layer="layout" svg:width="5.842cm" svg:height="1.27cm" svg:x="7.858cm" svg:y="25.638cm">
          <text:p text:style-name="P1"><text:span text:style-name="T2">If</text:span></text:p>
          <text:p text:style-name="P1"><text:span text:style-name="T2">CC1101.CheckReceiveFlag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6.748cm" svg:y1="25.257cm" svg:x2="10.779cm" svg:y2="25.257cm">
          <text:p/>
        </draw:line>
        <draw:rect draw:style-name="gr5" draw:text-style-name="P8" draw:layer="layout" svg:width="0.635cm" svg:height="0.635cm" svg:x="10.779cm" svg:y="39.227cm">
          <text:p text:style-name="P4"><text:span text:style-name="T3">T</text:span></text:p>
          <text:p text:style-name="P7"><text:span text:style-name="T4"/></text:p>
        </draw:rect>
        <draw:rect draw:style-name="gr1" draw:text-style-name="P6" draw:layer="layout" svg:width="7.874cm" svg:height="1.651cm" svg:x="6.969cm" svg:y="27.543cm">
          <text:p text:style-name="P1"><text:span text:style-name="T2">size=CC1101.ReceiveData(Pkt_Buffer)</text:span></text:p>
          <text:p text:style-name="P1"><text:span text:style-name="T2"><text:s text:c="4"/></text:span><text:span text:style-name="T2">rssi = CC1101.ReadRSSI()</text:span></text:p>
          <text:p text:style-name="P1"><text:span text:style-name="T2"><text:s/></text:span><text:span text:style-name="T2">rcvdFlag = true</text:span></text:p>
          <text:p text:style-name="P1"><text:span text:style-name="T2"><text:s text:c="4"/></text:span><text:span text:style-name="T2">Print ( numMissed " missed " Pkt_Buffer[0] " " rssi " Msg:")</text:span></text:p>
          <text:p text:style-name="P1"><text:span text:style-name="T2"/></text:p>
        </draw:rect>
        <draw:rect draw:style-name="gr1" draw:text-style-name="P9" draw:layer="layout" svg:width="6.223cm" svg:height="1.27cm" svg:x="7.731cm" svg:y="32.115cm">
          <text:p text:style-name="P1"><text:span text:style-name="T2">intFlag= true</text:span></text:p>
          <text:p text:style-name="P1"><text:span text:style-name="T2">txMsg.getBytes( Pkt_Buffer, packet_length + 1 )</text:span></text:p>
          <text:p text:style-name="P1"><text:span text:style-name="T2"><text:s text:c="2"/></text:span><text:span text:style-name="T2">Pkt_Buffer[0]=index</text:span></text:p>
          <text:p text:style-name="P1"><text:span text:style-name="T2"><text:s text:c="2"/></text:span><text:span text:style-name="T2">index++</text:span></text:p>
        </draw:rect>
        <draw:line draw:style-name="gr6" draw:text-style-name="P3" draw:layer="layout" svg:x1="5.318cm" svg:y1="29.702cm" svg:x2="10.779cm" svg:y2="29.702cm">
          <text:p/>
        </draw:line>
        <draw:line draw:style-name="gr2" draw:text-style-name="P3" draw:layer="layout" svg:x1="10.779cm" svg:y1="29.194cm" svg:x2="10.779cm" svg:y2="29.956cm">
          <text:p/>
        </draw:line>
        <draw:line draw:style-name="gr2" draw:text-style-name="P3" draw:layer="layout" svg:x1="10.779cm" svg:y1="16.494cm" svg:x2="10.779cm" svg:y2="17.51cm">
          <text:p/>
        </draw:line>
        <draw:line draw:style-name="gr6" draw:text-style-name="P3" draw:layer="layout" svg:x1="16.748cm" svg:y1="25.257cm" svg:x2="16.748cm" svg:y2="16.24cm">
          <text:p/>
        </draw:line>
        <draw:rect draw:style-name="gr5" draw:text-style-name="P8" draw:layer="layout" svg:width="0.635cm" svg:height="0.508cm" svg:x="10.652cm" svg:y="21.32cm">
          <text:p text:style-name="P4"><text:span text:style-name="T3">T</text:span></text:p>
          <text:p text:style-name="P7"><text:span text:style-name="T4"/></text:p>
        </draw:rect>
        <draw:line draw:style-name="gr2" draw:text-style-name="P3" draw:layer="layout" svg:x1="10.779cm" svg:y1="20.939cm" svg:x2="10.779cm" svg:y2="22.082cm">
          <text:p/>
        </draw:line>
        <draw:line draw:style-name="gr2" draw:text-style-name="P3" draw:layer="layout" svg:x1="10.779cm" svg:y1="26.908cm" svg:x2="10.779cm" svg:y2="27.543cm">
          <text:p/>
        </draw:line>
        <draw:line draw:style-name="gr6" draw:text-style-name="P3" draw:layer="layout" svg:x1="14.589cm" svg:y1="20.304cm" svg:x2="12.43cm" svg:y2="20.304cm">
          <text:p/>
        </draw:line>
        <draw:line draw:style-name="gr2" draw:text-style-name="P3" draw:layer="layout" svg:x1="14.589cm" svg:y1="23.225cm" svg:x2="10.779cm" svg:y2="23.225cm">
          <text:p/>
        </draw:line>
        <draw:rect draw:style-name="gr5" draw:text-style-name="P8" draw:layer="layout" svg:width="0.762cm" svg:height="0.889cm" svg:x="14.378cm" svg:y="21.32cm">
          <text:p text:style-name="P4"><text:span text:style-name="T3">F</text:span></text:p>
          <text:p text:style-name="P7"><text:span text:style-name="T4"/></text:p>
        </draw:rect>
        <draw:line draw:style-name="gr6" draw:text-style-name="P3" draw:layer="layout" svg:x1="14.589cm" svg:y1="23.225cm" svg:x2="14.589cm" svg:y2="20.304cm">
          <text:p/>
        </draw:line>
        <draw:line draw:style-name="gr2" draw:text-style-name="P3" draw:layer="layout" svg:x1="10.779cm" svg:y1="25.003cm" svg:x2="10.779cm" svg:y2="25.638cm">
          <text:p/>
        </draw:line>
        <draw:custom-shape draw:style-name="gr4" draw:text-style-name="P6" draw:layer="layout" svg:width="4.318cm" svg:height="1.016cm" svg:x="8.747cm" svg:y="37.957cm">
          <text:p text:style-name="P1"><text:span text:style-name="T2">If </text:span></text:p>
          <text:p text:style-name="P1"><text:span text:style-name="T2"><text:s/></text:span><text:span text:style-name="T2">byteVal &lt; 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906cm" svg:y1="37.195cm" svg:x2="10.906cm" svg:y2="37.957cm">
          <text:p/>
        </draw:line>
        <draw:line draw:style-name="gr2" draw:text-style-name="P3" draw:layer="layout" svg:x1="10.906cm" svg:y1="38.973cm" svg:x2="10.906cm" svg:y2="40.116cm">
          <text:p/>
        </draw:line>
        <draw:rect draw:style-name="gr1" draw:text-style-name="P9" draw:layer="layout" svg:width="5.08cm" svg:height="0.762cm" svg:x="8.366cm" svg:y="40.116cm">
          <text:p text:style-name="P1"><text:span text:style-name="T2">return "0" + String (byteVal, HEX)</text:span></text:p>
        </draw:rect>
        <draw:rect draw:style-name="gr1" draw:text-style-name="P9" draw:layer="layout" svg:width="5.08cm" svg:height="0.762cm" svg:x="14.97cm" svg:y="38.084cm">
          <text:p text:style-name="P1"><text:span text:style-name="T2"><text:s/></text:span><text:span text:style-name="T2">return String( byteVal, HEX )</text:span></text:p>
        </draw:rect>
        <draw:rect draw:style-name="gr5" draw:text-style-name="P8" draw:layer="layout" svg:width="1.016cm" svg:height="0.889cm" svg:x="13.573cm" svg:y="38.084cm">
          <text:p text:style-name="P4"><text:span text:style-name="T3">F</text:span></text:p>
          <text:p text:style-name="P7"><text:span text:style-name="T4"/></text:p>
        </draw:rect>
        <draw:line draw:style-name="gr2" draw:text-style-name="P3" draw:layer="layout" svg:x1="12.938cm" svg:y1="38.465cm" svg:x2="14.97cm" svg:y2="38.465cm">
          <text:p/>
        </draw:line>
        <draw:rect draw:style-name="gr1" draw:text-style-name="P9" draw:layer="layout" svg:width="5.207cm" svg:height="1.016cm" svg:x="8.585cm" svg:y="45.069cm">
          <text:p text:style-name="P1"><text:span text:style-name="T2"><text:s/></text:span><text:span text:style-name="T2">byte count=0;</text:span></text:p>
          <text:p text:style-name="P1"><text:span text:style-name="T2"><text:s text:c="2"/></text:span><text:span text:style-name="T2">Wire.requestFrom(experiment,length)</text:span></text:p>
          <text:p text:style-name="P1"><text:span text:style-name="T2"/></text:p>
        </draw:rect>
        <draw:line draw:style-name="gr2" draw:text-style-name="P3" draw:layer="layout" svg:x1="11.125cm" svg:y1="44.307cm" svg:x2="11.125cm" svg:y2="45.069cm">
          <text:p/>
        </draw:line>
        <draw:rect draw:style-name="gr1" draw:text-style-name="P9" draw:layer="layout" svg:width="5.207cm" svg:height="1.016cm" svg:x="8.585cm" svg:y="45.068cm">
          <text:p text:style-name="P1"><text:span text:style-name="T2"><text:s/></text:span><text:span text:style-name="T2">byte count=0;</text:span></text:p>
          <text:p text:style-name="P1"><text:span text:style-name="T2"><text:s text:c="2"/></text:span><text:span text:style-name="T2">Wire.requestFrom(experiment,length)</text:span></text:p>
          <text:p text:style-name="P1"><text:span text:style-name="T2"/></text:p>
        </draw:rect>
        <draw:custom-shape draw:style-name="gr4" draw:text-style-name="P6" draw:layer="layout" svg:width="4.318cm" svg:height="1.016cm" svg:x="8.966cm" svg:y="46.974cm">
          <text:p text:style-name="P1"><text:span text:style-name="T2">While</text:span></text:p>
          <text:p text:style-name="P1"><text:span text:style-name="T2">Wire.available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1.125cm" svg:y1="46.085cm" svg:x2="11.125cm" svg:y2="46.974cm">
          <text:p/>
        </draw:line>
        <draw:rect draw:style-name="gr5" draw:text-style-name="P8" draw:layer="layout" svg:width="0.635cm" svg:height="0.635cm" svg:x="10.998cm" svg:y="48.092cm">
          <text:p text:style-name="P4"><text:span text:style-name="T3">T</text:span></text:p>
          <text:p text:style-name="P7"><text:span text:style-name="T4"/></text:p>
        </draw:rect>
        <draw:line draw:style-name="gr2" draw:text-style-name="P3" draw:layer="layout" svg:x1="11.125cm" svg:y1="47.99cm" svg:x2="11.125cm" svg:y2="48.879cm">
          <text:p/>
        </draw:line>
        <draw:rect draw:style-name="gr1" draw:text-style-name="P9" draw:layer="layout" svg:width="4.064cm" svg:height="1.016cm" svg:x="9.093cm" svg:y="48.879cm">
          <text:p text:style-name="P1"><text:span text:style-name="T2">storage[count]= Wire.read()</text:span></text:p>
          <text:p text:style-name="P1"><text:span text:style-name="T2"><text:s text:c="4"/></text:span><text:span text:style-name="T2">count ++</text:span></text:p>
        </draw:rect>
        <draw:line draw:style-name="gr6" draw:text-style-name="P3" draw:layer="layout" svg:x1="5.664cm" svg:y1="49.387cm" svg:x2="9.093cm" svg:y2="49.387cm">
          <text:p/>
        </draw:line>
        <draw:line draw:style-name="gr6" draw:text-style-name="P10" draw:layer="layout" svg:x1="5.664cm" svg:y1="49.387cm" svg:x2="5.664cm" svg:y2="46.339cm">
          <text:p/>
        </draw:line>
        <draw:line draw:style-name="gr2" draw:text-style-name="P3" draw:layer="layout" svg:x1="5.664cm" svg:y1="46.339cm" svg:x2="11.125cm" svg:y2="46.339cm">
          <text:p/>
        </draw:line>
        <draw:line draw:style-name="gr6" draw:text-style-name="P3" draw:layer="layout" svg:x1="13.284cm" svg:y1="47.482cm" svg:x2="15.824cm" svg:y2="47.482cm">
          <text:p/>
        </draw:line>
        <draw:rect draw:style-name="gr5" draw:text-style-name="P8" draw:layer="layout" svg:width="1.016cm" svg:height="0.889cm" svg:x="15.57cm" svg:y="47.736cm">
          <text:p text:style-name="P4"><text:span text:style-name="T3">F</text:span></text:p>
          <text:p text:style-name="P7"><text:span text:style-name="T4"/></text:p>
        </draw:rect>
        <draw:line draw:style-name="gr6" draw:text-style-name="P3" draw:layer="layout" svg:x1="15.824cm" svg:y1="50.784cm" svg:x2="15.824cm" svg:y2="47.482cm">
          <text:p/>
        </draw:line>
        <draw:rect draw:style-name="gr1" draw:text-style-name="P9" draw:layer="layout" svg:width="2.54cm" svg:height="0.762cm" svg:x="9.855cm" svg:y="50.403cm">
          <text:p text:style-name="P1"><text:span text:style-name="T2"><text:s/></text:span><text:span text:style-name="T2">return count</text:span></text:p>
        </draw:rect>
        <draw:line draw:style-name="gr2" draw:text-style-name="P3" draw:layer="layout" svg:x1="15.824cm" svg:y1="50.784cm" svg:x2="12.395cm" svg:y2="50.784cm">
          <text:p/>
        </draw:line>
        <draw:rect draw:style-name="gr1" draw:text-style-name="P9" draw:layer="layout" svg:width="2.921cm" svg:height="1.016cm" svg:x="9.711cm" svg:y="56.118cm">
          <text:p text:style-name="P1"><text:span text:style-name="T2"><text:s text:c="2"/></text:span><text:span text:style-name="T2">int <text:s/>maxRssi = -999</text:span></text:p>
          <text:p text:style-name="P1"><text:span text:style-name="T2"><text:s text:c="2"/></text:span><text:span text:style-name="T2">int rssi = -999</text:span></text:p>
          <text:p text:style-name="P1"><text:span text:style-name="T2"/></text:p>
        </draw:rect>
        <draw:line draw:style-name="gr2" draw:text-style-name="P3" draw:layer="layout" svg:x1="11.16cm" svg:y1="55.483cm" svg:x2="11.16cm" svg:y2="56.118cm">
          <text:p/>
        </draw:line>
        <draw:rect draw:style-name="gr1" draw:text-style-name="P9" draw:layer="layout" svg:width="2.54cm" svg:height="0.635cm" svg:x="9.89cm" svg:y="60.817cm">
          <text:p text:style-name="P1"><text:span text:style-name="T2"><text:s text:c="2"/></text:span><text:span text:style-name="T2">i++</text:span></text:p>
        </draw:rect>
        <draw:line draw:style-name="gr2" draw:text-style-name="P3" draw:layer="layout" svg:x1="11.16cm" svg:y1="57.134cm" svg:x2="11.16cm" svg:y2="57.769cm">
          <text:p/>
        </draw:line>
        <draw:line draw:style-name="gr2" draw:text-style-name="P3" draw:layer="layout" svg:x1="11.16cm" svg:y1="58.404cm" svg:x2="11.16cm" svg:y2="59.166cm">
          <text:p/>
        </draw:line>
        <draw:rect draw:style-name="gr5" draw:text-style-name="P8" draw:layer="layout" svg:width="0.635cm" svg:height="0.635cm" svg:x="5.191cm" svg:y="60.436cm">
          <text:p text:style-name="P4"><text:span text:style-name="T3">T</text:span></text:p>
          <text:p text:style-name="P7"><text:span text:style-name="T4"/></text:p>
        </draw:rect>
        <draw:rect draw:style-name="gr1" draw:text-style-name="P9" draw:layer="layout" svg:width="5.13cm" svg:height="1.016cm" svg:x="8.697cm" svg:y="59.166cm">
          <text:p text:style-name="P1"><text:span text:style-name="T2"><text:s text:c="2"/></text:span><text:span text:style-name="T2">rssi = CC1101.ReadRSSI()</text:span></text:p>
          <text:p text:style-name="P1"><text:span text:style-name="T2"><text:s text:c="4"/></text:span><text:span text:style-name="T2">if ( rssi &gt; maxRssi ) maxRssi = rssi</text:span></text:p>
          <text:p text:style-name="P1"><text:span text:style-name="T2"><text:s text:c="4"/></text:span><text:span text:style-name="T2">delay( deltaTms)</text:span></text:p>
        </draw:rect>
        <draw:line draw:style-name="gr2" draw:text-style-name="P3" draw:layer="layout" svg:x1="5.699cm" svg:y1="58.658cm" svg:x2="11.16cm" svg:y2="58.658cm">
          <text:p/>
        </draw:line>
        <draw:line draw:style-name="gr6" draw:text-style-name="P3" draw:layer="layout" svg:x1="5.699cm" svg:y1="62.583cm" svg:x2="9.128cm" svg:y2="62.583cm">
          <text:p/>
        </draw:line>
        <draw:line draw:style-name="gr6" draw:text-style-name="P3" draw:layer="layout" svg:x1="5.699cm" svg:y1="62.583cm" svg:x2="5.699cm" svg:y2="58.658cm">
          <text:p/>
        </draw:line>
        <draw:rect draw:style-name="gr5" draw:text-style-name="P8" draw:layer="layout" svg:width="1.016cm" svg:height="0.889cm" svg:x="11.033cm" svg:y="63.103cm">
          <text:p text:style-name="P4"><text:span text:style-name="T3">F</text:span></text:p>
          <text:p text:style-name="P7"><text:span text:style-name="T4"/></text:p>
        </draw:rect>
        <draw:rect draw:style-name="gr1" draw:text-style-name="P9" draw:layer="layout" svg:width="2.54cm" svg:height="0.635cm" svg:x="9.89cm" svg:y="57.769cm">
          <text:p text:style-name="P1"><text:span text:style-name="T2"><text:s text:c="2"/></text:span><text:span text:style-name="T2">i=0</text:span></text:p>
        </draw:rect>
        <draw:line draw:style-name="gr2" draw:text-style-name="P3" draw:layer="layout" svg:x1="11.16cm" svg:y1="60.182cm" svg:x2="11.16cm" svg:y2="60.817cm">
          <text:p/>
        </draw:line>
        <draw:line draw:style-name="gr2" draw:text-style-name="P3" draw:layer="layout" svg:x1="11.16cm" svg:y1="61.452cm" svg:x2="11.16cm" svg:y2="62.087cm">
          <text:p/>
        </draw:line>
        <draw:line draw:style-name="gr2" draw:text-style-name="P3" draw:layer="layout" svg:x1="11.16cm" svg:y1="63.103cm" svg:x2="11.16cm" svg:y2="63.992cm">
          <text:p/>
        </draw:line>
        <draw:rect draw:style-name="gr1" draw:text-style-name="P9" draw:layer="layout" svg:width="3.479cm" svg:height="0.762cm" svg:x="9.36cm" svg:y="63.853cm">
          <text:p text:style-name="P1"><text:span text:style-name="T2"><text:s text:c="3"/></text:span><text:span text:style-name="T2">return(maxRssi)</text:span></text:p>
        </draw:rect>
        <draw:line draw:style-name="gr2" draw:text-style-name="P3" draw:layer="layout" svg:x1="10.906cm" svg:y1="7.604cm" svg:x2="10.906cm" svg:y2="8.239cm">
          <text:p/>
        </draw:line>
        <draw:line draw:style-name="gr2" draw:text-style-name="P3" draw:layer="layout" svg:x1="10.906cm" svg:y1="9.001cm" svg:x2="10.906cm" svg:y2="9.763cm">
          <text:p/>
        </draw:line>
        <draw:frame draw:style-name="gr7" draw:text-style-name="P3" draw:layer="layout" svg:width="0.022cm" svg:height="0.043cm" svg:x="2.905cm" svg:y="41.0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4" draw:text-style-name="P6" draw:layer="layout" svg:width="4.318cm" svg:height="1.016cm" svg:x="9.001cm" svg:y="62.087cm">
          <text:p text:style-name="P1"><text:span text:style-name="T2">i&lt;numSa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6" draw:layer="layout" svg:width="2.286cm" svg:height="0.635cm" svg:x="9.763cm" svg:y="14.335cm">
          <text:p text:style-name="P6">Loop ()</text:p>
        </draw:ellipse>
        <draw:ellipse draw:style-name="gr1" draw:text-style-name="P6" draw:layer="layout" svg:width="1.905cm" svg:height="0.762cm" svg:x="9.89cm" svg:y="8.239cm">
          <text:p text:style-name="P3"><text:span text:style-name="T5">Setup ()</text:span></text:p>
        </draw:ellipse>
        <draw:line draw:style-name="gr2" draw:text-style-name="P3" draw:layer="layout" svg:x1="10.906cm" svg:y1="12.176cm" svg:x2="10.906cm" svg:y2="13.065cm">
          <text:p/>
        </draw:line>
        <draw:ellipse draw:style-name="gr1" draw:text-style-name="P6" draw:layer="layout" svg:width="1.905cm" svg:height="0.635cm" svg:x="9.89cm" svg:y="13.065cm">
          <text:p text:style-name="P3"><text:span text:style-name="T5">End </text:span></text:p>
        </draw:ellipse>
        <draw:line draw:style-name="gr2" draw:text-style-name="P3" draw:layer="layout" svg:x1="10.906cm" svg:y1="13.7cm" svg:x2="10.906cm" svg:y2="14.335cm">
          <text:p/>
        </draw:line>
        <draw:line draw:style-name="gr2" draw:text-style-name="P3" draw:layer="layout" svg:x1="10.906cm" svg:y1="14.97cm" svg:x2="10.906cm" svg:y2="15.732cm">
          <text:p/>
        </draw:line>
        <draw:ellipse draw:style-name="gr1" draw:text-style-name="P6" draw:layer="layout" svg:width="1.778cm" svg:height="0.508cm" svg:x="9.89cm" svg:y="29.956cm">
          <text:p text:style-name="P3"><text:span text:style-name="T5">End </text:span></text:p>
        </draw:ellipse>
        <draw:ellipse draw:style-name="gr1" draw:text-style-name="P6" draw:layer="layout" svg:width="1.779cm" svg:height="0.508cm" svg:x="9.89cm" svg:y="30.845cm">
          <text:p text:style-name="P3"><text:span text:style-name="T5">Transmit ()</text:span></text:p>
        </draw:ellipse>
        <draw:line draw:style-name="gr2" draw:text-style-name="P3" draw:layer="layout" svg:x1="10.906cm" svg:y1="31.353cm" svg:x2="10.906cm" svg:y2="32.115cm">
          <text:p/>
        </draw:line>
        <draw:line draw:style-name="gr2" draw:text-style-name="P3" draw:layer="layout" svg:x1="10.906cm" svg:y1="33.385cm" svg:x2="10.906cm" svg:y2="34.147cm">
          <text:p/>
        </draw:line>
        <draw:ellipse draw:style-name="gr1" draw:text-style-name="P6" draw:layer="layout" svg:width="1.397cm" svg:height="0.508cm" svg:x="10.25cm" svg:y="34.073cm">
          <text:p text:style-name="P3"><text:span text:style-name="T5">End</text:span></text:p>
        </draw:ellipse>
        <draw:ellipse draw:style-name="gr1" draw:text-style-name="P3" draw:layer="layout" svg:width="4.572cm" svg:height="0.762cm" svg:x="8.62cm" svg:y="36.433cm">
          <text:p text:style-name="P1"><text:span text:style-name="T6">byteToHexStr (byte byteVal )</text:span></text:p>
        </draw:ellipse>
        <draw:ellipse draw:style-name="gr1" draw:text-style-name="P6" draw:layer="layout" svg:width="1.524cm" svg:height="0.508cm" svg:x="10.144cm" svg:y="41.64cm">
          <text:p text:style-name="P3"><text:span text:style-name="T5">End</text:span></text:p>
        </draw:ellipse>
        <draw:line draw:style-name="gr2" draw:text-style-name="P3" draw:layer="layout" svg:x1="10.906cm" svg:y1="40.878cm" svg:x2="10.906cm" svg:y2="41.64cm">
          <text:p/>
        </draw:line>
        <draw:ellipse draw:style-name="gr1" draw:text-style-name="P6" draw:layer="layout" svg:width="7.493cm" svg:height="1.016cm" svg:x="7.35cm" svg:y="43.291cm">
          <text:p text:style-name="P1"><text:span text:style-name="T6">collecti2c (byte experiment, byte length, byte * storage)</text:span></text:p>
        </draw:ellipse>
        <draw:line draw:style-name="gr2" draw:text-style-name="P3" draw:layer="layout" svg:x1="11.16cm" svg:y1="51.165cm" svg:x2="11.16cm" svg:y2="51.927cm">
          <text:p/>
        </draw:line>
        <draw:ellipse draw:style-name="gr1" draw:text-style-name="P6" draw:layer="layout" svg:width="1.778cm" svg:height="0.635cm" svg:x="10.271cm" svg:y="51.927cm">
          <text:p text:style-name="P3"><text:span text:style-name="T5">End</text:span></text:p>
        </draw:ellipse>
        <draw:ellipse draw:style-name="gr1" draw:text-style-name="P6" draw:layer="layout" svg:width="6.858cm" svg:height="0.889cm" svg:x="7.858cm" svg:y="54.594cm">
          <text:p text:style-name="P1"><text:span text:style-name="T6"><text:s/></text:span><text:span text:style-name="T6">getMaxRssi (int chan, int deltaTms, int numSamp)</text:span></text:p>
        </draw:ellipse>
        <draw:line draw:style-name="gr2" draw:text-style-name="P3" draw:layer="layout" svg:x1="11.287cm" svg:y1="64.627cm" svg:x2="11.287cm" svg:y2="65.516cm">
          <text:p/>
        </draw:line>
        <draw:ellipse draw:style-name="gr1" draw:text-style-name="P6" draw:layer="layout" svg:width="1.778cm" svg:height="0.635cm" svg:x="10.398cm" svg:y="65.516cm">
          <text:p text:style-name="P6">End</text:p>
        </draw:ellipse>
        <draw:line draw:style-name="gr6" draw:text-style-name="P3" draw:layer="layout" svg:x1="17.256cm" svg:y1="38.846cm" svg:x2="17.256cm" svg:y2="41.259cm">
          <text:p/>
        </draw:line>
        <draw:line draw:style-name="gr2" draw:text-style-name="P3" draw:layer="layout" svg:x1="17.256cm" svg:y1="41.132cm" svg:x2="10.779cm" svg:y2="41.1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4T19:38:19.52</meta:creation-date>
    <dc:date>2014-11-19T11:19:18.39</dc:date>
    <meta:editing-duration>PT8H14M37S</meta:editing-duration>
    <meta:editing-cycles>30</meta:editing-cycles>
    <meta:generator>OpenOffice.org/3.4.1$Win32 OpenOffice.org_project/341m1$Build-9593</meta:generator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23cm" svg:height="0.044cm" xlink:href="." xlink:type="simple" chart:class="chart:bar" chart:style-name="ch1">
        <chart:plot-area chart:style-name="ch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